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5.08cm" style:rel-column-width="21845*"/>
    </style:style>
    <style:style style:name="Tabla1.1" style:family="table-row">
      <style:table-row-properties style:min-row-height="0.609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text-properties style:font-name="Arial Unicode MS" fo:font-size="12pt" officeooo:rsid="000676ed" officeooo:paragraph-rsid="00137e4f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7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officeooo:paragraph-rsid="00137e4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paragraph-rsid="00137e4f"/>
    </style:style>
    <style:style style:name="P11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2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3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4" style:family="paragraph" style:parent-style-name="Standard">
      <style:paragraph-properties fo:margin-left="1.905cm" fo:margin-right="0cm" fo:text-indent="0cm" style:auto-text-indent="false"/>
      <style:text-properties style:use-window-font-color="true" style:font-name="Arial Unicode MS" fo:font-size="12pt" fo:language="es" fo:country="PR" fo:font-weight="normal" officeooo:rsid="000cd908" officeooo:paragraph-rsid="00137e4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7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18" style:family="paragraph" style:parent-style-name="Normal_20__28_Web_29_">
      <style:paragraph-properties fo:text-align="justify" style:justify-single-word="false"/>
      <style:text-properties fo:font-size="12pt" officeooo:paragraph-rsid="00137e4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137e4f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size="12pt" officeooo:rsid="001431d5" officeooo:paragraph-rsid="00137e4f" style:font-size-asian="12pt" style:font-size-complex="12pt"/>
    </style:style>
    <style:style style:name="P21" style:family="paragraph" style:parent-style-name="Table_20_Contents">
      <style:text-properties fo:font-size="12pt" officeooo:rsid="00160a9f" officeooo:paragraph-rsid="00137e4f" style:font-size-asian="12pt" style:font-size-complex="12pt"/>
    </style:style>
    <style:style style:name="P22" style:family="paragraph" style:parent-style-name="Table_20_Contents">
      <style:text-properties fo:font-size="12pt" officeooo:rsid="00137e4f" officeooo:paragraph-rsid="00137e4f" style:font-size-asian="12pt" style:font-size-complex="12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4" style:family="paragraph" style:parent-style-name="Standard" style:list-style-name="WW8Num1">
      <style:text-properties fo:font-size="12pt" officeooo:paragraph-rsid="00137e4f" style:font-size-asian="12pt" style:font-size-complex="12pt"/>
    </style:style>
    <style:style style:name="P25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26" style:family="paragraph" style:parent-style-name="Standard" style:list-style-name="WW8Num1">
      <style:text-properties style:font-name="Arial Unicode MS" fo:font-size="12pt" fo:language="es" fo:country="ES" officeooo:paragraph-rsid="00137e4f" style:font-name-asian="Arial Unicode MS" style:font-size-asian="12pt" style:font-name-complex="Arial Unicode MS" style:font-size-complex="12pt"/>
    </style:style>
    <style:style style:name="P27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28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29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0" style:family="paragraph" style:parent-style-name="Standard" style:list-style-name="WW8Num5">
      <style:text-properties style:font-name="Arial Unicode MS" fo:font-size="12pt" officeooo:rsid="000676ed" officeooo:paragraph-rsid="00137e4f" style:font-name-asian="Arial Unicode MS" style:font-size-asian="12pt" style:font-name-complex="Arial Unicode MS" style:font-size-complex="12pt"/>
    </style:style>
    <style:style style:name="P31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160a9f" officeooo:paragraph-rsid="00137e4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2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137e4f" style:font-name-asian="Arial Unicode MS" style:font-size-asian="12pt" style:font-name-complex="Arial Unicode MS" style:font-size-complex="12pt" style:language-complex="ar" style:country-complex="SA"/>
    </style:style>
    <style:style style:name="P33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4" style:family="paragraph" style:parent-style-name="Text_20_body" style:list-style-name="L1">
      <style:text-properties style:use-window-font-color="true" style:font-name="Arial Unicode MS" fo:font-size="12pt" fo:language="es" fo:country="PR" fo:font-weight="bold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5" style:family="paragraph" style:parent-style-name="Text_20_body" style:list-style-name="L1">
      <style:text-properties style:use-window-font-color="true" style:font-name="Arial Unicode MS" fo:font-size="12pt" fo:language="es" fo:country="PR" officeooo:rsid="001478ab" officeooo:paragraph-rsid="00137e4f" style:font-name-asian="Arial Unicode MS" style:font-size-asian="12pt" style:font-name-complex="Arial Unicode MS" style:font-size-complex="12pt" style:language-complex="ar" style:country-complex="SA"/>
    </style:style>
    <style:style style:name="P36" style:family="paragraph" style:parent-style-name="Text_20_body" style:list-style-name="L1">
      <style:text-properties style:use-window-font-color="true" style:font-name="Arial Unicode MS" fo:font-size="12pt" fo:language="es" fo:country="PR" officeooo:rsid="00137e4f" officeooo:paragraph-rsid="00137e4f" style:font-name-asian="Arial Unicode MS" style:font-size-asian="12pt" style:font-name-complex="Arial Unicode MS" style:font-size-complex="12pt" style:language-complex="ar" style:country-complex="SA"/>
    </style:style>
    <style:style style:name="P37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8" style:family="paragraph" style:parent-style-name="Text_20_body" style:list-style-name="L1">
      <style:text-properties style:use-window-font-color="true" style:font-name="Arial Unicode MS" fo:font-size="12pt" fo:language="es" fo:country="PR" officeooo:paragraph-rsid="00137e4f" style:font-name-asian="Arial Unicode MS" style:font-size-asian="12pt" style:font-name-complex="Arial Unicode MS" style:font-size-complex="12pt" style:language-complex="ar" style:country-complex="SA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officeooo:rsid="00122d46" style:font-name-asian="Arial Unicode MS" style:font-name-complex="Arial Unicode MS"/>
    </style:style>
    <style:style style:name="T5" style:family="text">
      <style:text-properties style:font-name="Arial Unicode MS" officeooo:rsid="001254a7" style:font-name-asian="Arial Unicode MS" style:font-name-complex="Arial Unicode MS"/>
    </style:style>
    <style:style style:name="T6" style:family="text">
      <style:text-properties style:font-name="Arial Unicode MS" officeooo:rsid="00137e4f" style:font-name-asian="Arial Unicode MS" style:font-name-complex="Arial Unicode MS"/>
    </style:style>
    <style:style style:name="T7" style:family="text">
      <style:text-properties style:font-name="Arial Unicode MS" fo:font-weight="bold" officeooo:rsid="000441ff" style:font-name-asian="Arial Unicode MS" style:font-weight-asian="bold" style:font-name-complex="Arial Unicode MS"/>
    </style:style>
    <style:style style:name="T8" style:family="text">
      <style:text-properties style:font-name="Arial Unicode MS" fo:font-weight="bold" officeooo:rsid="00122d46" style:font-name-asian="Arial Unicode MS" style:font-weight-asian="bold" style:font-name-complex="Arial Unicode MS"/>
    </style:style>
    <style:style style:name="T9" style:family="text">
      <style:text-properties style:font-name="Arial Unicode MS" fo:font-weight="bold" officeooo:rsid="0016f563" style:font-name-asian="Arial Unicode MS" style:font-weight-asian="bold" style:font-name-complex="Arial Unicode MS"/>
    </style:style>
    <style:style style:name="T10" style:family="text">
      <style:text-properties style:font-name="Arial Unicode MS" fo:language="es" fo:country="ES" style:font-name-asian="Arial Unicode MS" style:font-name-complex="Arial Unicode MS"/>
    </style:style>
    <style:style style:name="T11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2" style:family="text">
      <style:text-properties style:font-name="Arial Unicode MS" fo:language="es" fo:country="ES" style:font-name-asian="Arial Unicode MS" style:font-name-complex="Arial Unicode MS" style:font-weight-complex="bold"/>
    </style:style>
    <style:style style:name="T13" style:family="text">
      <style:text-properties style:font-name="Arial Unicode MS" fo:language="es" fo:country="ES" officeooo:rsid="0012af11" style:font-name-asian="Arial Unicode MS" style:font-name-complex="Arial Unicode MS" style:font-weight-complex="bold"/>
    </style:style>
    <style:style style:name="T14" style:family="text">
      <style:text-properties style:font-name="Arial Unicode MS" fo:language="es" fo:country="ES" officeooo:rsid="0012af11" style:font-name-asian="Arial Unicode MS" style:font-name-complex="Arial Unicode MS"/>
    </style:style>
    <style:style style:name="T15" style:family="text">
      <style:text-properties style:font-name="Arial Unicode MS" fo:font-weight="normal" officeooo:rsid="0016f563" style:font-name-asian="Arial Unicode MS" style:font-weight-asian="normal" style:font-name-complex="Arial Unicode MS" style:font-weight-complex="normal"/>
    </style:style>
    <style:style style:name="T16" style:family="text">
      <style:text-properties officeooo:rsid="000d6434" style:font-weight-complex="bold"/>
    </style:style>
    <style:style style:name="T17" style:family="text">
      <style:text-properties officeooo:rsid="001431d5" style:font-weight-complex="bold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9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20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519a2" style:font-name-asian="Arial Unicode MS" style:font-size-asian="12pt" style:font-name-complex="Arial Unicode MS" style:font-size-complex="12pt" style:font-weight-complex="bold"/>
    </style:style>
    <style:style style:name="T21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3765" style:font-name-asian="Arial Unicode MS" style:font-size-asian="12pt" style:font-name-complex="Arial Unicode MS" style:font-size-complex="12pt"/>
    </style:style>
    <style:style style:name="T22" style:family="text">
      <style:text-properties fo:color="#3f3f3f" style:font-name="Arial Unicode MS" fo:language="pt" fo:country="BR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3" style:family="text">
      <style:text-properties fo:font-weight="bold"/>
    </style:style>
    <style:style style:name="T24" style:family="text">
      <style:text-properties fo:font-weight="bold" officeooo:rsid="000d6434" style:font-weight-asian="bold" style:font-weight-complex="bold"/>
    </style:style>
    <style:style style:name="T25" style:family="text">
      <style:text-properties fo:font-weight="bold" officeooo:rsid="000d6434"/>
    </style:style>
    <style:style style:name="T26" style:family="text">
      <style:text-properties officeooo:rsid="00091123"/>
    </style:style>
    <style:style style:name="T27" style:family="text">
      <style:text-properties fo:font-weight="normal" officeooo:rsid="001431d5" style:font-weight-asian="normal" style:font-weight-complex="normal"/>
    </style:style>
    <style:style style:name="T28" style:family="text">
      <style:text-properties fo:font-weight="normal" officeooo:rsid="00137e4f" style:font-weight-asian="normal" style:font-weight-complex="normal"/>
    </style:style>
    <style:style style:name="T29" style:family="text">
      <style:text-properties fo:font-variant="normal" fo:text-transform="none" fo:color="#212121" style:font-name="inherit" fo:font-size="12pt" fo:letter-spacing="normal" fo:language="en" fo:country="none" fo:font-style="normal" style:text-underline-style="solid" style:text-underline-width="auto" style:text-underline-color="font-color" fo:font-weight="normal" officeooo:rsid="00123765" style:font-name-asian="Arial Unicode MS" style:font-size-asian="12pt" style:font-name-complex="Arial Unicode MS" style:font-size-complex="12pt"/>
    </style:style>
    <style:style style:name="T30" style:family="text">
      <style:text-properties fo:font-variant="normal" fo:text-transform="none" fo:color="#212121" style:font-name="inherit" fo:letter-spacing="normal" fo:language="en" fo:country="none" fo:font-style="normal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31" style:family="text">
      <style:text-properties officeooo:rsid="0012af11"/>
    </style:style>
    <style:style style:name="T32" style:family="text">
      <style:text-properties officeooo:rsid="00137e4f"/>
    </style:style>
    <style:style style:name="T33" style:family="text">
      <style:text-properties officeooo:rsid="001431d5"/>
    </style:style>
    <style:style style:name="T34" style:family="text">
      <style:text-properties style:use-window-font-color="true" fo:language="es" fo:country="PR" fo:font-weight="normal" officeooo:rsid="001431d5" style:font-weight-asian="normal" style:language-complex="ar" style:country-complex="SA" style:font-weight-complex="normal"/>
    </style:style>
    <style:style style:name="T35" style:family="text">
      <style:text-properties officeooo:rsid="00177a67"/>
    </style:style>
    <style:style style:name="T36" style:family="text">
      <style:text-properties officeooo:rsid="0014cc53"/>
    </style:style>
    <style:style style:name="T37" style:family="text">
      <style:text-properties officeooo:rsid="0016f5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INUTA</text:p>
      <text:p text:style-name="P2"/>
      <text:p text:style-name="P10"><text:span text:style-name="apple-converted-space"><text:span text:style-name="T19">Minuta No. 00</text:span></text:span><text:span text:style-name="apple-converted-space"><text:span text:style-name="T20">4</text:span></text:span><text:span text:style-name="apple-converted-space"><text:span text:style-name="T18"> de </text:span></text:span><text:span text:style-name="apple-converted-space"><text:span text:style-name="T21">S</text:span></text:span><text:span text:style-name="apple-converted-space"><text:span text:style-name="T29">oftware Development Company</text:span></text:span></text:p>
      <text:p text:style-name="P3"><text:tab/></text:p>
      <text:p text:style-name="P8"><text:span text:style-name="T1"><text:tab/>Fecha<text:tab/>: </text:span><text:span text:style-name="T5">Sabado</text:span><text:span text:style-name="T2"> </text:span><text:span text:style-name="T4">08</text:span><text:span text:style-name="T2"> de </text:span><text:span text:style-name="T4">08</text:span></text:p>
      <text:p text:style-name="P8"><text:span text:style-name="T1"><text:tab/>Hora <text:tab/>: </text:span><text:span text:style-name="T3">8</text:span><text:span text:style-name="T1">:30 </text:span></text:p>
      <text:p text:style-name="P8"><text:span text:style-name="T1"><text:tab/>Lugar<text:tab/>:</text:span><text:span text:style-name="T3"> </text:span><text:span text:style-name="T6">Casa de Isaac</text:span></text:p>
      <text:p text:style-name="P2"><text:tab/></text:p>
      <text:p text:style-name="P18"><text:span text:style-name="T1">Siendo las </text:span><text:span text:style-name="T6">2</text:span><text:span text:style-name="T3">:</text:span><text:span text:style-name="T6">00</text:span><text:span text:style-name="T1"> </text:span><text:span text:style-name="T6">pm </text:span><text:span text:style-name="T1">horas del día </text:span><text:span text:style-name="T6">08 </text:span><text:span text:style-name="T1">de </text:span><text:span text:style-name="T6">agosto</text:span><text:span text:style-name="T1"> de</text:span><text:span text:style-name="T6">l</text:span><text:span text:style-name="T1"> 20</text:span><text:span text:style-name="T3">1</text:span><text:span text:style-name="T6">5</text:span><text:span text:style-name="T1">, se reúne el grupo:</text:span><text:span text:style-name="T7"> </text:span><text:span text:style-name="apple-converted-space"><text:span text:style-name="T22">S</text:span></text:span><text:span text:style-name="apple-converted-space"><text:span text:style-name="T30">oftware Development Company</text:span></text:span><text:span text:style-name="T1">, en sesión extraordinaria previa citación realizada.</text:span></text:p>
      <text:p text:style-name="P17">ASISTENTES:</text:p>
      <text:p text:style-name="P9"><text:span text:style-name="T10">La persona encargada </text:span><text:span text:style-name="T11">que</text:span><text:span text:style-name="T10"> preceder la reunión, <text:s/></text:span><text:span text:style-name="T14">Luis Alemán D</text:span><text:span text:style-name="T10">, pasó lista y determinó que había quórum.</text:span></text:p>
      <text:p text:style-name="P5">Los asistentes a esta reunión son:</text:p>
      <text:p text:style-name="P5"/>
      <text:list xml:id="list3206115958048139512" text:style-name="WW8Num1">
        <text:list-item>
          <text:p text:style-name="P24"><text:span text:style-name="T14">Jehudy Porras G.</text:span><text:span text:style-name="T10"><text:tab/><text:tab/><text:tab/>_________________________</text:span></text:p>
          <text:p text:style-name="P26"/>
        </text:list-item>
        <text:list-item>
          <text:p text:style-name="P26"><text:span text:style-name="T31">Luis Alemán D.</text:span><text:tab/><text:tab/><text:tab/>_________________________</text:p>
          <text:p text:style-name="P26"/>
        </text:list-item>
        <text:list-item>
          <text:p text:style-name="P24"><text:span text:style-name="T13">Isaac Sibaja R</text:span><text:span text:style-name="T12"><text:tab/><text:tab/><text:tab/></text:span><text:span text:style-name="T10">_________________________</text:span></text:p>
        </text:list-item>
      </text:list>
      <text:p text:style-name="P15"/>
      <text:list xml:id="list124943893389058" text:continue-numbering="true" text:style-name="WW8Num1">
        <text:list-header>
          <text:p text:style-name="P27"/>
        </text:list-header>
      </text:list>
      <text:p text:style-name="P5"/>
      <text:list xml:id="list124944170992661" text:continue-numbering="true" text:style-name="WW8Num1">
        <text:list-header>
          <text:p text:style-name="P25"/>
        </text:list-header>
      </text:list>
      <text:p text:style-name="P17">AGENDA:</text:p>
      <text:p text:style-name="P12"/>
      <text:p text:style-name="P6">ASUNTOS:</text:p>
      <text:p text:style-name="P16"/>
      <text:list xml:id="list3519557445950384355" text:style-name="WW8Num5">
        <text:list-item>
          <text:p text:style-name="P28">Asuntos tratados y acuerdos tomados</text:p>
        </text:list-item>
      </text:list>
      <text:p text:style-name="P11"><text:tab/><text:tab/></text:p>
      <text:list xml:id="list7271022018312877470" text:style-name="L1">
        <text:list-item>
          <text:p text:style-name="P33">Qué he hecho </text:p>
          <text:list>
            <text:list-item>
              <text:p text:style-name="P35">Se logro hacer la solución programada para las mascaras de<text:span text:style-name="T33"> correo y moneda además como trabajo extra se solicito la validación de los campos requeridos obligatoriamente para los formularios.</text:span></text:p>
            </text:list-item>
            <text:list-item>
              <text:p text:style-name="P36">Se trabajo el primer CRU<text:span text:style-name="T37">D de proveedor</text:span> pero sin el modelo de capas.<text:span text:style-name="T36">(dominio, vista, controlador)</text:span></text:p>
            </text:list-item>
          </text:list>
        </text:list-item>
        <text:list-item>
          <text:p text:style-name="P37"><text:soft-page-break/><text:span text:style-name="T23">Qué voy a hacer . </text:span><text:span text:style-name="T28">Queda pendiente hacer el primer CRUB con el modelo de capas según el ejemplo que dejo el profesor.</text:span></text:p>
          <text:p text:style-name="P34"/>
        </text:list-item>
        <text:list-item>
          <text:p text:style-name="P38"><text:span text:style-name="T25">I</text:span><text:span text:style-name="T23">mpedimentos <text:s/></text:span><text:span text:style-name="T27">No hubieron impedimentos.</text:span><text:span text:style-name="T23"> </text:span></text:p>
        </text:list-item>
        <text:list-item>
          <text:p text:style-name="P32"><text:span text:style-name="T24">Tareas realizadas que no fueron planeadas</text:span><text:span text:style-name="T16">. </text:span><text:span text:style-name="T17">No se hicieron tareas adicionales. </text:span></text:p>
        </text:list-item>
      </text:list>
      <text:list xml:id="list124945272655937" text:continue-list="list3519557445950384355" text:style-name="WW8Num5">
        <text:list-item>
          <text:p text:style-name="P28">Asuntos Pendientes</text:p>
        </text:list-item>
      </text:list>
      <text:p text:style-name="P2"/>
      <text:list xml:id="list124944822365282" text:continue-numbering="true" text:style-name="WW8Num5">
        <text:list-item>
          <text:list>
            <text:list-item>
              <text:p text:style-name="P30"><text:span text:style-name="T34">Falta hacer todos los CRUD para el proyecto,</text:span> que aún no se ha resuelto <text:span text:style-name="T26">y siguen postergándole.</text:span></text:p>
            </text:list-item>
          </text:list>
        </text:list-item>
      </text:list>
      <text:p text:style-name="P13"/>
      <text:list xml:id="list124945380721114" text:continue-numbering="true" text:style-name="WW8Num5">
        <text:list-item>
          <text:p text:style-name="P28">Asuntos Nuevos</text:p>
          <text:p text:style-name="P28"/>
        </text:list-item>
      </text:list>
      <text:list xml:id="list5388563254762016942" text:style-name="L2">
        <text:list-item>
          <text:p text:style-name="P31">No quedan asuntos nuevos.</text:p>
        </text:list-item>
      </text:list>
      <text:list xml:id="list124944143546590" text:continue-list="list124945380721114" text:style-name="WW8Num5">
        <text:list-header>
          <text:p text:style-name="P28"/>
        </text:list-header>
        <text:list-item>
          <text:p text:style-name="P29">Cumplimiento de tareas asignadas</text:p>
        </text:list-item>
      </text:list>
      <text:p text:style-name="P4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19">Tarea </text:p>
          </table:table-cell>
          <table:table-cell table:style-name="Tabla1.A1" office:value-type="string">
            <text:p text:style-name="P19">Responsable</text:p>
          </table:table-cell>
          <table:table-cell table:style-name="Tabla1.C1" office:value-type="string">
            <text:p text:style-name="P19">Grado de conclusión</text:p>
          </table:table-cell>
        </table:table-row>
        <table:table-row>
          <table:table-cell table:style-name="Tabla1.A4" office:value-type="string">
            <text:p text:style-name="P22">Campos requeridos para el formulario</text:p>
          </table:table-cell>
          <table:table-cell table:style-name="Tabla1.B4" office:value-type="string">
            <text:p text:style-name="P20">Luis Alemán D.</text:p>
          </table:table-cell>
          <table:table-cell table:style-name="Tabla1.C4" office:value-type="string">
            <text:p text:style-name="P21">Terminado</text:p>
          </table:table-cell>
        </table:table-row>
        <table:table-row>
          <table:table-cell table:style-name="Tabla1.A4" office:value-type="string">
            <text:p text:style-name="P20">Mascara <text:span text:style-name="T32">m</text:span>oneda <text:span text:style-name="T35">y <text:s/>c</text:span>orreo</text:p>
          </table:table-cell>
          <table:table-cell table:style-name="Tabla1.B4" office:value-type="string">
            <text:p text:style-name="P20">Luis Alemán D.</text:p>
          </table:table-cell>
          <table:table-cell table:style-name="Tabla1.C4" office:value-type="string">
            <text:p text:style-name="P21">Terminado</text:p>
          </table:table-cell>
        </table:table-row>
        <table:table-row>
          <table:table-cell table:style-name="Tabla1.A4" office:value-type="string">
            <text:p text:style-name="P20">Mascara <text:span text:style-name="T32">m</text:span>oneda <text:span text:style-name="T35">y <text:s/>c</text:span>orreo</text:p>
          </table:table-cell>
          <table:table-cell table:style-name="Tabla1.B4" office:value-type="string">
            <text:p text:style-name="P20">Isaac Sibaja R.</text:p>
          </table:table-cell>
          <table:table-cell table:style-name="Tabla1.C4" office:value-type="string">
            <text:p text:style-name="P21">Terminado</text:p>
          </table:table-cell>
        </table:table-row>
        <table:table-row>
          <table:table-cell table:style-name="Tabla1.A5" office:value-type="string">
            <text:p text:style-name="P22">CRUD de <text:span text:style-name="T15">proveedor</text:span></text:p>
          </table:table-cell>
          <table:table-cell table:style-name="Tabla1.B5" office:value-type="string">
            <text:p text:style-name="P20">Jehudy Porras G.</text:p>
          </table:table-cell>
          <table:table-cell table:style-name="Tabla1.C5" office:value-type="string">
            <text:p text:style-name="P22">Medio</text:p>
          </table:table-cell>
        </table:table-row>
      </table:table>
      <text:p text:style-name="P14"/>
      <text:p text:style-name="P7"/>
      <text:p text:style-name="P6">PROXIMA REUNION:</text:p>
      <text:p text:style-name="P2"/>
      <text:p text:style-name="P2"/>
      <text:p text:style-name="P8"><text:span text:style-name="T1">Fecha: </text:span><text:span text:style-name="T6">12</text:span><text:span text:style-name="T2"> de </text:span><text:span text:style-name="T6">08</text:span></text:p>
      <text:p text:style-name="P8"><text:span text:style-name="T1">Hora: </text:span><text:span text:style-name="T6">5</text:span><text:span text:style-name="T1">:00 AM</text:span></text:p>
      <text:p text:style-name="P8"><text:span text:style-name="T1">Lugar: </text:span><text:span text:style-name="T6">Casa de Isaac</text:span></text:p>
      <text:p text:style-name="P2"/>
      <text:p text:style-name="P6"/>
      <text:p text:style-name="P6">CLAUSURA:</text:p>
      <text:p text:style-name="P2"/>
      <text:p text:style-name="P9"><text:span text:style-name="T14">Luis Alemán D,</text:span><text:span text:style-name="T1"> como persona encargada de preceder la reunión, clausura la reunión a las</text:span><text:span text:style-name="T2"> </text:span><text:span text:style-name="T6">9:00 pm</text:span><text:span text:style-name="T1"> hora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5-08-18T12:49:43.287752783</dc:date>
    <meta:editing-cycles>22</meta:editing-cycles>
    <meta:editing-duration>PT1H44M59S</meta:editing-duration>
    <meta:generator>LibreOffice/4.2.8.2$Linux_X86_64 LibreOffice_project/420m0$Build-2</meta:generator>
    <dc:creator>Luis Carlos Alemán Delgado</dc:creator>
    <meta:document-statistic meta:table-count="1" meta:image-count="0" meta:object-count="0" meta:page-count="2" meta:paragraph-count="55" meta:word-count="293" meta:character-count="1740" meta:non-whitespace-character-count="1491"/>
  </office:meta>
</office:document-meta>
</file>